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00" svg:stroke-opacity="100%" draw:auto-grow-width="false" draw:auto-grow-height="false"/>
      <style:paragraph-properties style:font-independent-line-spacing="false" style:writing-mode="lr-tb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596" svg:stroke-opacity="10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04" svg:stroke-opacity="100%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08" svg:stroke-opacity="100%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571" svg:stroke-width="0in" svg:stroke-color="#3465a4" draw:marker-end="a572" svg:stroke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31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g draw:name="Grupo 1" draw:id="id73">
          <svg:title/>
          <svg:desc/>
          <draw:custom-shape svg:x="5.2in" svg:y="2.18583in" svg:width="2.02047in" svg:height="2.33386in" draw:id="id76" draw:style-name="a576" draw:name="Forma libre 2">
            <svg:title/>
            <svg:desc/>
            <text:p text:style-name="a575" text:class-names="" text:cond-style-name=""><text:span text:style-name="a574" text:class-names="">ESP32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28976in" svg:y="1.5in" svg:width="0.65354in" svg:height="0.41181in" draw:id="id77" draw:style-name="a579" draw:name="Forma libre 3">
            <svg:title/>
            <svg:desc/>
            <text:p text:style-name="a578" text:class-names="" text:cond-style-name=""><text:span text:style-name="a577" text:class-names="">Camera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17087in" svg:y="2.18583in" svg:width="0.83189in" svg:height="0.68622in" draw:id="id78" draw:style-name="a583" draw:name="Forma libre 4">
            <svg:title/>
            <svg:desc/>
            <text:p text:style-name="a582" text:class-names="" text:cond-style-name=""><text:span text:style-name="a580" text:class-names="">BD-loca</text:span><text:span text:style-name="a581" text:class-names="">l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11142in" svg:y="3.14685in" svg:width="0.95079in" svg:height="0.68701in" draw:id="id79" draw:style-name="a586" draw:name="Forma libre 5">
            <svg:title/>
            <svg:desc/>
            <text:p text:style-name="a585" text:class-names="" text:cond-style-name=""><text:span text:style-name="a584" text:class-names="">LED indicad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87402in" svg:y="4.24567in" svg:width="1.42598in" svg:height="0.75433in" draw:id="id80" draw:style-name="a593" draw:name="Forma libre 6">
            <svg:title/>
            <svg:desc/>
            <text:p text:style-name="a588" text:class-names="" text:cond-style-name=""><text:span text:style-name="a587" text:class-names="">Sensores Temp,</text:span></text:p>
            <text:p text:style-name="a590" text:class-names="" text:cond-style-name=""><text:span text:style-name="a589" text:class-names=""><text:s text:c="1"/>CO2</text:span></text:p>
            <text:p text:style-name="a592" text:class-names="" text:cond-style-name=""><text:span text:style-name="a591" text:class-names="">RFID/NFC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22047in" svg:y="1.77441in" svg:width="1.06969in" svg:height="0.61772in" draw:id="id81" draw:style-name="a597" draw:name="Conector recto 7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22047in" svg:y="2.59803in" svg:width="0.95079in" svg:height="0.2059in" draw:id="id82" draw:style-name="a601" draw:name="Conector recto 8">
            <svg:title/>
            <svg:desc/>
            <text:p text:style-name="a599" text:class-names="" text:cond-style-name=""><text:span text:style-name="a5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22047in" svg:y="3.28425in" svg:width="0.89134in" svg:height="0.20591in" draw:id="id83" draw:style-name="a605" draw:name="Conector recto 9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22047in" svg:y="3.97047in" svg:width="0.65354in" svg:height="0.54921in" draw:id="id84" draw:style-name="a609" draw:name="Conector recto 10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0.9in" svg:y="1in" svg:width="1.9in" svg:height="1.2in" draw:id="id74" draw:style-name="a568" draw:name="Forma libre 11">
          <svg:title/>
          <svg:desc/>
          <text:p text:style-name="a567" text:class-names="" text:cond-style-name=""><text:span text:style-name="a566" text:class-names="">BBDD-UP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8in" svg:y="1.5in" svg:width="2.4in" svg:height="1.3in" draw:id="id75" draw:style-name="a573" draw:name="Conector recto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15">
          <draw:frame draw:id="id85" draw:style-name="a612" draw:name="Marcador de número de diapositiva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6" presentation:style-name="a613" draw:name="Marcador de imagen de diapositiva 1">
            <svg:title/>
            <svg:desc/>
          </draw:page-thumbnail>
          <draw:frame draw:id="id87" presentation:style-name="a61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6" draw:master-page-name="Master1-Layout7-blank-En-blanco" presentation:presentation-page-layout-name="Master1-PPL7" draw:id="Slide-257">
        <draw:frame draw:id="id88" presentation:style-name="a622" draw:name="Título 1" svg:x="0.55118in" svg:y="0.24724in" svg:width="9.92087in" svg:height="1.03504in" presentation:class="title" presentation:placeholder="false">
          <draw:text-box>
            <text:p text:style-name="a621" text:class-names="" text:cond-style-name=""><text:span text:style-name="a617" text:class-names="">Escenario</text:span><text:span text:style-name="a618" text:class-names=""><text:s text:c="1"/>Nuevo<text:s text:c="1"/></text:span><text:span text:style-name="a619" text:class-names="">Usuario</text:span><text:span text:style-name="a620" text:class-names=""/></text:p>
          </draw:text-box>
          <svg:title/>
          <svg:desc/>
        </draw:frame>
        <draw:frame draw:id="id89" draw:style-name="a623" svg:x="2.1in" svg:y="1.10787in" svg:width="6.9in" svg:height="4.6440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9">
          <draw:frame draw:id="id90" draw:style-name="a626" draw:name="Marcador de número de diapositiva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1" presentation:style-name="a627" draw:name="Marcador de imagen de diapositiva 1">
            <svg:title/>
            <svg:desc/>
          </draw:page-thumbnail>
          <draw:frame draw:id="id92" presentation:style-name="a62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30" draw:master-page-name="Master1-Layout7-blank-En-blanco" presentation:presentation-page-layout-name="Master1-PPL7" draw:id="Slide-258">
        <draw:frame draw:id="id93" draw:style-name="a631" draw:name="Imagen 1" svg:x="3.35338in" svg:y="1.55982in" svg:width="2.75773in" svg:height="4.76231in" style:rel-width="scale" style:rel-height="scale">
          <draw:image xlink:href="media/image2.jpg" xlink:type="simple" xlink:show="embed" xlink:actuate="onLoad"/>
          <svg:title/>
          <svg:desc/>
        </draw:frame>
        <draw:frame draw:id="id94" draw:style-name="a637" draw:name="Título 1" svg:x="0.55118in" svg:y="0.24724in" svg:width="9.92087in" svg:height="1.03504in">
          <draw:text-box>
            <text:p text:style-name="a636" text:class-names="" text:cond-style-name=""><text:span text:style-name="a632" text:class-names="">Escenario CO2<text:s text:c="1"/></text:span><text:span text:style-name="a633" text:class-names="">y<text:s text:c="1"/></text:span><text:span text:style-name="a634" text:class-names="">Temp</text:span><text:span text:style-name="a63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y objetos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os objeto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el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n bl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ítulo vertical y texto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00" svg:viewBox="0 0 20 30" svg:d="m10 0-10 30h20z"/>
    <draw:marker draw:name="a608" svg:viewBox="0 0 20 30" svg:d="m10 0-10 30h20z"/>
    <draw:marker draw:name="a604" svg:viewBox="0 0 20 30" svg:d="m10 0-10 30h20z"/>
    <draw:marker draw:name="a572" svg:viewBox="0 0 20 30" svg:d="m10 0-10 30h20z"/>
    <draw:marker draw:name="a596" svg:viewBox="0 0 20 30" svg:d="m10 0-10 30h20z"/>
    <draw:stroke-dash draw:name="a571" draw:style="rect" draw:dots1="2" draw:dots1-length="0in" draw:distance="0in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Marcador de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Haga clic para edit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dc:creator>user2</dc:creator>
    <meta:creation-date>2021-11-04T18:27:06Z</meta:creation-date>
    <dc:date>2021-11-11T17:15:53Z</dc:date>
    <meta:editing-cycles>5</meta:editing-cycles>
    <meta:editing-duration>PT1253S</meta:editing-duration>
    <meta:document-statistic meta:paragraph-count="12" meta:word-count="21"/>
  </office:meta>
</office:document-meta>
</file>